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 table:visibility="filter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 table:visibility="filter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 table:visibility="filter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 table:visibility="filter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 table:visibility="filter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 table:visibility="filter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number-rows-repeated="104784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4" table:display-filter-buttons="true">
          <table:filter>
            <table:filter-and>
              <table:filter-condition table:field-number="1" table:value="Verbrechen lohnt sich nicht" table:operator="=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4:48:43.0041315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06T14:50:28.122610827</dc:date>
    <meta:editing-cycles>413</meta:editing-cycles>
    <meta:editing-duration>PT18H59M50S</meta:editing-duration>
    <meta:document-statistic meta:table-count="2" meta:cell-count="1715" meta:object-count="0"/>
    <meta:user-defined meta:name="Info 1"/>
    <meta:user-defined meta:name="Info 2"/>
    <meta:user-defined meta:name="Info 3"/>
    <meta:user-defined meta:name="Info 4"/>
  </office:meta>
</office:document-meta>
</file>